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38.04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65.85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47.3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sum_arbeitsl_geld_2_eink</text:p>
          </table:table-cell>
          <table:table-cell office:value-type="string" calcext:value-type="string">
            <text:p>mehrbed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eink_anrechn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nettoquo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h_id = 9 were originally year 201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0:34:04.940744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3T10:35:52.593401632</dc:date>
    <meta:editing-duration>PT9M2S</meta:editing-duration>
    <meta:editing-cycles>9</meta:editing-cycles>
    <meta:document-statistic meta:table-count="1" meta:cell-count="1124" meta:object-count="0"/>
  </office:meta>
</office:document-meta>
</file>